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255.09pt" svg:x="477.41pt" svg:y="41.98pt">
            <draw:object draw:notify-on-update-of-ranges="Sheet1.B2:Sheet1.B6 Sheet1.C2:Sheet1.C6 Sheet1.D2:Sheet1.D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4.68pt" svg:y="161.89pt">
            <draw:object draw:notify-on-update-of-ranges="Sheet1.B8:Sheet1.B12 Sheet1.C8:Sheet1.C12 Sheet1.D8:Sheet1.D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size</text:p>
          </table:table-cell>
          <table:table-cell table:style-name="Default" office:value-type="string" calcext:value-type="string">
            <text:p>bubblesort</text:p>
          </table:table-cell>
          <table:table-cell table:style-name="Default" office:value-type="string" calcext:value-type="string">
            <text:p>sort_max</text:p>
          </table:table-cell>
          <table:table-cell table:style-name="Default" office:value-type="string" calcext:value-type="string">
            <text:p>sort_max_m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2167" calcext:value-type="float">
            <text:p>2.17E-005</text:p>
          </table:table-cell>
          <table:table-cell office:value-type="float" office:value="0.00001831" calcext:value-type="float">
            <text:p>1.83E-005</text:p>
          </table:table-cell>
          <table:table-cell office:value-type="float" office:value="0.00001899" calcext:value-type="float">
            <text:p>1.90E-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2472" calcext:value-type="float">
            <text:p>2.47E-005</text:p>
          </table:table-cell>
          <table:table-cell office:value-type="float" office:value="0.00002203" calcext:value-type="float">
            <text:p>2.20E-005</text:p>
          </table:table-cell>
          <table:table-cell office:value-type="float" office:value="0.00002243" calcext:value-type="float">
            <text:p>2.24E-0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2695" calcext:value-type="float">
            <text:p>2.70E-005</text:p>
          </table:table-cell>
          <table:table-cell office:value-type="float" office:value="0.00002483" calcext:value-type="float">
            <text:p>2.48E-005</text:p>
          </table:table-cell>
          <table:table-cell office:value-type="float" office:value="0.00002644" calcext:value-type="float">
            <text:p>2.64E-0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4346" calcext:value-type="float">
            <text:p>4.35E-005</text:p>
          </table:table-cell>
          <table:table-cell office:value-type="float" office:value="0.00002882" calcext:value-type="float">
            <text:p>2.88E-005</text:p>
          </table:table-cell>
          <table:table-cell office:value-type="float" office:value="0.00003289" calcext:value-type="float">
            <text:p>3.29E-0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438" calcext:value-type="float">
            <text:p>4.38E-005</text:p>
          </table:table-cell>
          <table:table-cell office:value-type="float" office:value="0.0000332" calcext:value-type="float">
            <text:p>3.32E-005</text:p>
          </table:table-cell>
          <table:table-cell office:value-type="float" office:value="0.00003843" calcext:value-type="float">
            <text:p>3.84E-005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206" calcext:value-type="float">
            <text:p>2.06E-006</text:p>
          </table:table-cell>
          <table:table-cell office:value-type="float" office:value="0.00000198" calcext:value-type="float">
            <text:p>1.98E-006</text:p>
          </table:table-cell>
          <table:table-cell office:value-type="float" office:value="0.00000228" calcext:value-type="float">
            <text:p>2.28E-0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0393" calcext:value-type="float">
            <text:p>3.93E-006</text:p>
          </table:table-cell>
          <table:table-cell office:value-type="float" office:value="0.00000316" calcext:value-type="float">
            <text:p>3.16E-006</text:p>
          </table:table-cell>
          <table:table-cell office:value-type="float" office:value="0.00000387" calcext:value-type="float">
            <text:p>3.87E-0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0679" calcext:value-type="float">
            <text:p>6.79E-006</text:p>
          </table:table-cell>
          <table:table-cell office:value-type="float" office:value="0.00000483" calcext:value-type="float">
            <text:p>4.83E-006</text:p>
          </table:table-cell>
          <table:table-cell office:value-type="float" office:value="0.00000629" calcext:value-type="float">
            <text:p>6.29E-0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1142" calcext:value-type="float">
            <text:p>1.14E-005</text:p>
          </table:table-cell>
          <table:table-cell office:value-type="float" office:value="0.00000694" calcext:value-type="float">
            <text:p>6.94E-006</text:p>
          </table:table-cell>
          <table:table-cell office:value-type="float" office:value="0.00000942" calcext:value-type="float">
            <text:p>9.42E-0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1592" calcext:value-type="float">
            <text:p>1.59E-005</text:p>
          </table:table-cell>
          <table:table-cell office:value-type="float" office:value="0.00001004" calcext:value-type="float">
            <text:p>1.00E-005</text:p>
          </table:table-cell>
          <table:table-cell office:value-type="float" office:value="0.00001451" calcext:value-type="float">
            <text:p>1.45E-0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/00/0000</text:date>, <text:time style:data-style-name="N2" text:time-value="13:57:00.5732854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1:47:23.074021150</meta:creation-date>
    <dc:date>2016-02-02T14:05:08.474752627</dc:date>
    <meta:editing-duration>PT1H17M29S</meta:editing-duration>
    <meta:editing-cycles>17</meta:editing-cycles>
    <meta:generator>LibreOffice/4.4.2.2$Linux_x86 LibreOffice_project/40m0$Build-2</meta:generator>
    <meta:document-statistic meta:table-count="1" meta:cell-count="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6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6cm" svg:y="3.703cm" style:legend-expansion="high" chart:style-name="ch2"/>
        <chart:plot-area chart:style-name="ch3" table:cell-range-address="Sheet1.B2:Sheet1.D6" svg:x="0.32cm" svg:y="0.18cm" svg:width="13.097cm" svg:height="8.64cm">
          <chartooo:coordinate-region svg:x="2.238cm" svg:y="0.379cm" svg:width="11.17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" chart:class="chart:bar">
            <chart:data-point chart:repeated="5"/>
          </chart:series>
          <chart:series chart:style-name="ch8" chart:values-cell-range-address="Sheet1.C2:Sheet1.C6" chart:class="chart:bar">
            <chart:data-point chart:repeated="5"/>
          </chart:series>
          <chart:series chart:style-name="ch9" chart:values-cell-range-address="Sheet1.D2:Sheet1.D6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2167">
                <text:p>0.00002167</text:p>
                <draw:g>
                  <svg:desc>Sheet1.B2:Sheet1.B6</svg:desc>
                </draw:g>
              </table:table-cell>
              <table:table-cell office:value-type="float" office:value="0.00001831">
                <text:p>0.00001831</text:p>
                <draw:g>
                  <svg:desc>Sheet1.C2:Sheet1.C6</svg:desc>
                </draw:g>
              </table:table-cell>
              <table:table-cell office:value-type="float" office:value="0.00001899">
                <text:p>0.00001899</text:p>
                <draw:g>
                  <svg:desc>Sheet1.D2:Sheet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2472">
                <text:p>0.00002472</text:p>
              </table:table-cell>
              <table:table-cell office:value-type="float" office:value="0.00002203">
                <text:p>0.00002203</text:p>
              </table:table-cell>
              <table:table-cell office:value-type="float" office:value="0.00002243">
                <text:p>0.000022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2695">
                <text:p>0.00002695</text:p>
              </table:table-cell>
              <table:table-cell office:value-type="float" office:value="0.00002483">
                <text:p>0.00002483</text:p>
              </table:table-cell>
              <table:table-cell office:value-type="float" office:value="0.00002644">
                <text:p>0.000026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4346">
                <text:p>0.00004346</text:p>
              </table:table-cell>
              <table:table-cell office:value-type="float" office:value="0.00002882">
                <text:p>0.00002882</text:p>
              </table:table-cell>
              <table:table-cell office:value-type="float" office:value="0.00003289">
                <text:p>0.000032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438">
                <text:p>0.0000438</text:p>
              </table:table-cell>
              <table:table-cell office:value-type="float" office:value="0.0000332">
                <text:p>0.0000332</text:p>
              </table:table-cell>
              <table:table-cell office:value-type="float" office:value="0.00003843">
                <text:p>0.000038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6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735cm" svg:y="3.705cm" style:legend-expansion="high" chart:style-name="ch2"/>
        <chart:plot-area chart:style-name="ch3" table:cell-range-address="Sheet1.B8:Sheet1.D12" svg:x="0.319cm" svg:y="0.18cm" svg:width="13.097cm" svg:height="8.645cm">
          <chartooo:coordinate-region svg:x="2.237cm" svg:y="0.38cm" svg:width="11.179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8:Sheet1.B12" chart:class="chart:bar">
            <chart:data-point chart:repeated="5"/>
          </chart:series>
          <chart:series chart:style-name="ch8" chart:values-cell-range-address="Sheet1.C8:Sheet1.C12" chart:class="chart:bar">
            <chart:data-point chart:repeated="5"/>
          </chart:series>
          <chart:series chart:style-name="ch9" chart:values-cell-range-address="Sheet1.D8:Sheet1.D12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206">
                <text:p>0.00000206</text:p>
                <draw:g>
                  <svg:desc>Sheet1.B8:Sheet1.B12</svg:desc>
                </draw:g>
              </table:table-cell>
              <table:table-cell office:value-type="float" office:value="0.00000198">
                <text:p>0.00000198</text:p>
                <draw:g>
                  <svg:desc>Sheet1.C8:Sheet1.C12</svg:desc>
                </draw:g>
              </table:table-cell>
              <table:table-cell office:value-type="float" office:value="0.00000228">
                <text:p>0.00000228</text:p>
                <draw:g>
                  <svg:desc>Sheet1.D8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393">
                <text:p>0.00000393</text:p>
              </table:table-cell>
              <table:table-cell office:value-type="float" office:value="0.00000316">
                <text:p>0.00000316</text:p>
              </table:table-cell>
              <table:table-cell office:value-type="float" office:value="0.00000387">
                <text:p>0.000003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679">
                <text:p>0.00000679</text:p>
              </table:table-cell>
              <table:table-cell office:value-type="float" office:value="0.00000483">
                <text:p>0.00000483</text:p>
              </table:table-cell>
              <table:table-cell office:value-type="float" office:value="0.00000629">
                <text:p>0.000006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1142">
                <text:p>0.00001142</text:p>
              </table:table-cell>
              <table:table-cell office:value-type="float" office:value="0.00000694">
                <text:p>0.00000694</text:p>
              </table:table-cell>
              <table:table-cell office:value-type="float" office:value="0.00000942">
                <text:p>0.000009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592">
                <text:p>0.00001592</text:p>
              </table:table-cell>
              <table:table-cell office:value-type="float" office:value="0.00001004">
                <text:p>0.00001004</text:p>
              </table:table-cell>
              <table:table-cell office:value-type="float" office:value="0.00001451">
                <text:p>0.000014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